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7f9a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8fa4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ec15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68ea" officeooo:paragraph-rsid="001a68e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8fa4" officeooo:paragraph-rsid="001b8fa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04ff" officeooo:paragraph-rsid="001d04f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c15a" officeooo:paragraph-rsid="001ec15a"/>
    </style:style>
    <style:style style:name="T1" style:family="text">
      <style:text-properties officeooo:rsid="00197f9a"/>
    </style:style>
    <style:style style:name="T2" style:family="text">
      <style:text-properties officeooo:rsid="001b8fa4"/>
    </style:style>
    <style:style style:name="T3" style:family="text">
      <style:text-properties officeooo:rsid="001d04ff"/>
    </style:style>
    <style:style style:name="T4" style:family="text">
      <style:text-properties officeooo:rsid="001ec15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бщее описание</text:h>
      <text:p text:style-name="P1"><text:span text:style-name="T1">Модель описывает изменение климатических параметров в замкнутом помещении. Внешними параметрами является температура и влажность окружающей среды. Окружающая температура и влажность меняются по некоторому закону, имитируя годичные и суточные колебания. Коэффициент теплопередачи считается постоянным (в модели нет влияния солнца и теплового излучения, количество передаваемой энергии между помещением и окружающей средой в каждый момент времени линейно зависит от разности температур.</text:span></text:p>
      <text:list xml:id="list4151482442" text:style-name="L1">
        <text:list-item>
          <text:p text:style-name="P6">Параметры внешней среды: температура, влажность, освещенность.</text:p>
        </text:list-item>
        <text:list-item>
          <text:p text:style-name="P4">Измеряемые в помещении параметры: температура, влажность, запыленность, присутствие человека, <text:span text:style-name="T3">открытие двери.</text:span></text:p>
        </text:list-item>
        <text:list-item>
          <text:p text:style-name="P4">Элементы управления параметрами среды в помещении.</text:p>
          <text:list>
            <text:list-item>
              <text:p text:style-name="P5">Бризер — ?</text:p>
            </text:list-item>
            <text:list-item>
              <text:p text:style-name="P2"><text:span text:style-name="T2">Нагреватель — выдает в помещение тепловую мощность, </text:span><text:span text:style-name="T4">линейно зависящую от разницы температуры помещения и "внутренней температуры" нагревателя</text:span><text:span text:style-name="T2"> (управляется вкл/выкл. или плавно?).</text:span></text:p>
            </text:list-item>
            <text:list-item>
              <text:p text:style-name="P3"><text:span text:style-name="T4">Кондиционер — забирает из помещения <text:s/></text:span><text:span text:style-name="T2">тепловую мощность, </text:span><text:span text:style-name="T4">линейно зависящую от разницы температуры помещения и "внутренней температуры" кондиционера</text:span></text:p>
            </text:list-item>
            <text:list-item>
              <text:p text:style-name="P5">Увлажнитель — ?</text:p>
            </text:list-item>
            <text:list-item>
              <text:p text:style-name="P6">УФ излучатель — ?</text:p>
            </text:list-item>
            <text:list-item>
              <text:p text:style-name="P6">Дезинфектор — ?</text:p>
            </text:list-item>
            <text:list-item>
              <text:p text:style-name="P6">Освещение — увеличивает уровень освещенности в помещении, световая мощность линейно складывается с внешней.</text:p>
            </text:list-item>
          </text:list>
        </text:list-item>
        <text:list-item>
          <text:p text:style-name="P7">Расчет температуры в помещении.</text:p>
          <text:list>
            <text:list-item>
              <text:p text:style-name="P3"><text:span text:style-name="T4">Все расчеты температуры происходят на формулы для внутренней энергии идеального газа (линейная зависимость от температуры).</text:span></text:p>
            </text:list-item>
            <text:list-item>
              <text:p text:style-name="P7">На каждом шаге происходит изменение "внутренней энергии помещения" <text:s/>за счет: теплообмена с окружающей средой, работы нагревателя, работы кондиционера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Денис  Беспалов</meta:initial-creator>
    <meta:creation-date>2020-08-07T09:52:55.282917303</meta:creation-date>
    <meta:generator>LibreOffice/6.4.4.2$Linux_X86_64 LibreOffice_project/40$Build-2</meta:generator>
    <dc:date>2020-08-07T11:04:28.424598408</dc:date>
    <dc:creator>Денис  Беспалов</dc:creator>
    <meta:editing-duration>PT7M</meta:editing-duration>
    <meta:editing-cycles>4</meta:editing-cycles>
    <meta:document-statistic meta:table-count="0" meta:image-count="0" meta:object-count="0" meta:page-count="1" meta:paragraph-count="15" meta:word-count="190" meta:character-count="1568" meta:non-whitespace-character-count="1371"/>
  </office:meta>
</office:document-meta>
</file>